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FCCC7E015DFE2C3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94cm, 4.257cm, 15.832cm, 5.32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23.647cm" svg:x="1.092cm" svg:y="2.292cm">
          <draw:image xlink:href="Pictures/10000000000005E8000007E0FCCC7E015DFE2C3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5T11:54:21.149691709</dc:date>
    <meta:editing-duration>PT3M41S</meta:editing-duration>
    <meta:editing-cycles>6</meta:editing-cycles>
    <meta:generator>LibreOffice/7.5.2.2$MacOSX_AARCH64 LibreOffice_project/53bb9681a964705cf672590721dbc85eb4d0c3a2</meta:generator>
    <meta:document-statistic meta:object-count="1"/>
  </office:meta>
</office:document-meta>
</file>